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/>
    </style:style>
    <style:style style:name="P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Heading_20_5">
      <style:paragraph-properties fo:margin-top="0.1528in" fo:margin-bottom="0.028in" loext:contextual-spacing="false" fo:line-height="100%" fo:keep-together="auto" fo:keep-with-next="auto"/>
    </style:style>
    <style:style style:name="P10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11" style:family="paragraph" style:parent-style-name="Heading_20_3" style:master-page-name="Standard">
      <style:paragraph-properties fo:margin-top="0.1945in" fo:margin-bottom="0.0555in" loext:contextual-spacing="false" fo:line-height="100%" fo:keep-together="auto" style:page-number="1" fo:keep-with-next="auto"/>
    </style:style>
    <style:style style:name="P12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T1" style:family="text">
      <style:text-properties fo:color="#000000" fo:font-size="13pt" fo:font-weight="bold" style:font-size-asian="13pt" style:font-weight-asian="bold" style:font-size-complex="13pt"/>
    </style:style>
    <style:style style:name="T2" style:family="text">
      <style:text-properties fo:color="#000000" fo:font-size="11pt" fo:font-weight="bold" style:font-size-asian="11pt" style:font-weight-asian="bold" style:font-size-complex="11pt"/>
    </style:style>
    <style:style style:name="T3" style:family="text">
      <style:text-properties fo:color="#000000" fo:font-size="10pt" fo:font-weight="bold" style:font-size-asian="10pt" style:font-weight-asian="bold" style:font-size-complex="10pt"/>
    </style:style>
    <style:style style:name="T4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 text:name="_cxd6djzc5hsa"/><text:span text:style-name="T1">Tanner Carriere</text:span></text:p>
      <text:p text:style-name="P1">Looking for an internship in computer science to further my knowledge in the field. </text:p>
      <text:p text:style-name="P10"><text:bookmark text:name="_5jrtznijioea"/><text:span text:style-name="T1">Non Relevant Experience</text:span></text:p>
      <text:p text:style-name="P12"><text:bookmark text:name="_43cjvp6r4oyz"/><text:span text:style-name="T2">Bashas, ​Tucson, AZ — ​Barista</text:span></text:p>
      <text:p text:style-name="P9"><text:bookmark text:name="_jfsg4z92sjps"/><text:span text:style-name="T3">March 2016 - PRESENT</text:span></text:p>
      <text:list xml:id="list1542593086" text:style-name="WWNum1">
        <text:list-item>
          <text:p text:style-name="P2">Welcoming and connecting with customers</text:p>
        </text:list-item>
        <text:list-item>
          <text:p text:style-name="P5">Receive and process customer payments via cash, credit &amp; NFC</text:p>
        </text:list-item>
        <text:list-item>
          <text:p text:style-name="P5">Answering questions about the menu</text:p>
        </text:list-item>
        <text:list-item>
          <text:p text:style-name="P5">Multi-tasking: Drinks, food and register</text:p>
        </text:list-item>
        <text:list-item>
          <text:p text:style-name="P5">Effectively communicating with fellow baristas</text:p>
        </text:list-item>
        <text:list-item>
          <text:p text:style-name="P5">Able to work in a fast paced, team oriented environment</text:p>
        </text:list-item>
        <text:list-item>
          <text:p text:style-name="P6">Troubleshooting equipment should anything break down</text:p>
        </text:list-item>
      </text:list>
      <text:p text:style-name="P10"><text:bookmark text:name="_q158e7xwth3q"/><text:span text:style-name="T1">Education</text:span></text:p>
      <text:p text:style-name="P12"><text:bookmark text:name="_cqctdytx75yi"/><text:span text:style-name="T2">Pima Community College</text:span></text:p>
      <text:p text:style-name="P9"><text:bookmark text:name="_snztn5628z0h"/><text:span text:style-name="T3">August 2014 - May 2018</text:span></text:p>
      <text:p text:style-name="P9"><text:bookmark text:name="_khes37jb31ey"/><text:span text:style-name="T3">Associates of Science -- GPA 3.24</text:span></text:p>
      <text:p text:style-name="P1">Relevant courses</text:p>
      <text:list xml:id="list2077048502" text:style-name="WWNum2">
        <text:list-item>
          <text:p text:style-name="P3">Programming &amp; Problem Solving I</text:p>
        </text:list-item>
        <text:list-item>
          <text:p text:style-name="P7">Programming &amp; Problem Solving II</text:p>
        </text:list-item>
      </text:list>
      <text:p text:style-name="P12"><text:bookmark text:name="_fm3rsgkorik9"/><text:span text:style-name="T2">University of Arizona</text:span></text:p>
      <text:p text:style-name="P9"><text:bookmark text:name="_6vyihpjx4lru"/><text:span text:style-name="T3">August 2018 - Present</text:span></text:p>
      <text:p text:style-name="P9"><text:bookmark text:name="_liil63omakbl"/><text:span text:style-name="T3">Associates of Science -- GPA 3.24</text:span></text:p>
      <text:p text:style-name="P1">Relevant courses</text:p>
      <text:list xml:id="list2966624263" text:style-name="WWNum3">
        <text:list-item>
          <text:p text:style-name="P4">Software Development</text:p>
        </text:list-item>
        <text:list-item>
          <text:p text:style-name="P8">Analysis of Discrete Structures</text:p>
        </text:list-item>
      </text:list>
      <text:p text:style-name="P10"><text:bookmark text:name="_yj67rtxda9g6"/><text:soft-page-break/><text:span text:style-name="T1">Projects</text:span></text:p>
      <text:p text:style-name="P12"><text:bookmark text:name="_dufmxbwapz41"/><text:span text:style-name="T2">Dungeons and Dragons Character Generator -- Personal Project</text:span></text:p>
      <text:p text:style-name="P9"><text:bookmark text:name="_peahhch8841l"/><text:span text:style-name="T3">GitHub</text:span><text:a xlink:type="simple" xlink:href="https://github.com/tannercarriere/Character-Generator.git" text:style-name="ListLabel_20_28" text:visited-style-name="ListLabel_20_28"><text:span text:style-name="T3"> </text:span></text:a><text:a xlink:type="simple" xlink:href="https://github.com/tannercarriere/Character-Generator.git" text:style-name="ListLabel_20_29" text:visited-style-name="ListLabel_20_29"><text:span text:style-name="T4">link</text:span></text:a></text:p>
      <text:p text:style-name="P1">The goal behind the project was to quickly create a random, fully playable </text:p>
      <text:p text:style-name="P1">character, for the role playing game ​Dungeons and Dragons​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000000" fo:font-size="10pt" fo:font-weight="bold" style:font-size-asian="10pt" style:font-weight-asian="bol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0" meta:word-count="165" meta:character-count="1031" meta:non-whitespace-character-count="898"/>
    <meta:generator>LibreOfficeDev/6.0.5.2$Linux_X86_64 LibreOffice_project/</meta:generator>
  </office:meta>
</office:document-meta>
</file>